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Table_20_Contents">
      <style:text-properties officeooo:paragraph-rsid="0003ad3c"/>
    </style:style>
    <style:style style:name="P2" style:family="paragraph" style:parent-style-name="Table_20_Contents">
      <style:text-properties officeooo:paragraph-rsid="0005248a"/>
    </style:style>
    <style:style style:name="P3" style:family="paragraph" style:parent-style-name="Table_20_Contents">
      <style:text-properties officeooo:paragraph-rsid="0005612b"/>
    </style:style>
    <style:style style:name="P4" style:family="paragraph" style:parent-style-name="Table_20_Contents">
      <style:text-properties officeooo:paragraph-rsid="00060cc5"/>
    </style:style>
    <style:style style:name="P5" style:family="paragraph" style:parent-style-name="Table_20_Contents">
      <style:text-properties officeooo:paragraph-rsid="0006e8c7"/>
    </style:style>
    <style:style style:name="P6" style:family="paragraph" style:parent-style-name="Table_20_Contents">
      <style:text-properties fo:font-weight="bold" officeooo:paragraph-rsid="0003ad3c" style:font-weight-asian="bold" style:font-weight-complex="bold"/>
    </style:style>
    <style:style style:name="P7" style:family="paragraph" style:parent-style-name="Table_20_Contents">
      <style:text-properties fo:color="#c9211e" loext:opacity="100%" fo:font-weight="bold" officeooo:paragraph-rsid="0008171a" style:font-weight-asian="bold" style:font-weight-complex="bold"/>
    </style:style>
    <style:style style:name="T1" style:family="text">
      <style:text-properties officeooo:rsid="0008171a"/>
    </style:style>
    <style:style style:name="T2" style:family="text">
      <style:text-properties fo:language="el" fo:country="GR"/>
    </style:style>
    <style:style style:name="T3" style:family="text">
      <style:text-properties fo:language="el" fo:country="GR" officeooo:rsid="000817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7"><text:span text:style-name="T3">ΚΕΦΑΛΑΙΟΝ ΕΠΤΑ</text:span></text:p>
            <text:p text:style-name="P7"><text:span text:style-name="T3">Ο</text:span> <text:span text:style-name="T2">ΠΙΛ</text:span><text:span text:style-name="T3">Ο</text:span><text:span text:style-name="T2">Σ</text:span> ΝΕΜΗΤΗΣ</text:p>
          </table:table-cell>
          <table:table-cell table:style-name="Table1.A1" office:value-type="string">
            <text:p text:style-name="P6">CHAPTER SEVEN</text:p>
            <text:p text:style-name="P6">THE SORTING HAT</text:p>
          </table:table-cell>
        </table:table-row>
        <table:table-row>
          <table:table-cell table:style-name="Table1.A1" office:value-type="string">
            <text:p text:style-name="P1">εὐθὺς δ’ ἇνέῳξέ τις τὴν θύραν.</text:p>
            <text:p text:style-name="P1">καί φαρμακὶς παρῆν μεγάλη τὸ ὕψος, μελανόθριξ δ’ οὖσα καὶ καλάϊνον φοροῦσα τρίβωνα.</text:p>
          </table:table-cell>
          <table:table-cell table:style-name="Table1.A1" office:value-type="string">
            <text:p text:style-name="P2">The door swung open at once. A tall, black-haired witch in emerald-green robes stood there. </text:p>
          </table:table-cell>
        </table:table-row>
        <table:table-row>
          <table:table-cell table:style-name="Table1.A1" office:value-type="string">
            <text:p text:style-name="P3">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table:style-name="Table1.A1" office:value-type="string">
            <text:p text:style-name="P3">She had a very stern face and Harry's first thought was that this was not someone to cross.</text:p>
          </table:table-cell>
        </table:table-row>
        <table:table-row>
          <table:table-cell table:style-name="Table1.A1" office:value-type="string">
            <text:p text:style-name="P3">’[δοὺ οἱ πρωτόπειροι, ὦ σοφιστὰ Μαγονωγαλέα, ἦ δ’ ὃς ὁ Ἁγριώδης.</text:p>
          </table:table-cell>
          <table:table-cell table:style-name="Table1.A1" office:value-type="string">
            <text:p text:style-name="P3">"The firs' years, Professor McGonagall," said Hagrid.</text:p>
          </table:table-cell>
        </table:table-row>
        <table:table-row>
          <table:table-cell table:style-name="Table1.A1" office:value-type="string">
            <text:p text:style-name="P4">Καλῶς, ἔφη, ὦ Ἁγρίωδες. ἐγὼ δ’ ἐνθένδε ἡγήσομαι αὐτοῖς.</text:p>
          </table:table-cell>
          <table:table-cell table:style-name="Table1.A1" office:value-type="string">
            <text:p text:style-name="P4">"Thank you, Hagrid. I will take them from here."</text:p>
          </table:table-cell>
        </table:table-row>
        <table:table-row>
          <table:table-cell table:style-name="Table1.A1" office:value-type="string">
            <text:p text:style-name="P4">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 οὐδ’ ᾔσθου ἂν τοῦ ὀρόφου ὑψηλοτέρου ὄντος ἢ ὥστ’ ὄμμασι τυχεῖν. κλῐμαξ δ’ ἦν καλὴ καὶ μαρμαρίνη πρόσθεν αὐτῶν ἐπὶ τὰ ἀνώγεα φέρουσα.</text:p>
          </table:table-cell>
          <table:table-cell table:style-name="Table1.A1" office:value-type="string">
            <text:p text:style-name="P4">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text:p>
          </table:table-cell>
        </table:table-row>
        <table:table-row>
          <table:table-cell table:style-name="Table1.A1" office:value-type="string">
            <text:p text:style-name="P4">πάντες οὖν εἵποντο τῇ Μαγονωγαλέᾳ λιθόστρωτον ἔδαφος δια- βαίνοντες.</text:p>
          </table:table-cell>
          <table:table-cell table:style-name="Table1.A1" office:value-type="string">
            <text:p text:style-name="P4">They followed Professor McGonagall across the flagged stone floor. </text:p>
          </table:table-cell>
        </table:table-row>
        <table:table-row>
          <table:table-cell table:style-name="Table1.A1" office:value-type="string">
            <text:p text:style-name="P4">καί ὁ μὲν ’Άρειος μυρίων ἤκουσε λαλούντων ἀπὸ θύρας ἐν δεξιᾷ - οἱ γὰρ ἕτεροι μαθηταὶ ἤδη παρῆσαν, ὡς ἐφαίνετο - ἐκείνη δέ ἡγήσατο τοῖς πρωτοπείροις εἷς δωμάτιον κενόν τι τῇ αὐλῇ προσκείμενον.</text:p>
          </table:table-cell>
          <table:table-cell table:style-name="Table1.A1" office:value-type="string">
            <text:p text:style-name="P4">Harry could hear the drone of hundreds of voices from a doorway to the right -the rest of the school must already be here -- but Professor McGonagall showed the first years into a small, empty chamber off the hall. </text:p>
          </table:table-cell>
        </table:table-row>
        <table:table-row>
          <table:table-cell table:style-name="Table1.A1" office:value-type="string">
            <text:p text:style-name="P4">καὶ ἐκεῖσε συνῆλθον, πυκνότερον συμβεβυσ- μένοι ἢ τὸ ξύνηθες καὶ φοβερῶς πανταχόσε παπταίνοντες.</text:p>
          </table:table-cell>
          <table:table-cell table:style-name="Table1.A1" office:value-type="string">
            <text:p text:style-name="P4">They crowded in, standing rather closer together than they would usually have done, peering about nervously.</text:p>
          </table:table-cell>
        </table:table-row>
        <table:table-row>
          <table:table-cell table:style-name="Table1.A1" office:value-type="string">
            <text:p text:style-name="P4">ἐκείνη δέ Χαίρετε, ἔφη, ὦ εἷς Ὓογοήτου ἀφικόμενοι.</text:p>
          </table:table-cell>
          <table:table-cell table:style-name="Table1.A1" office:value-type="string">
            <text:p text:style-name="P4">"Welcome to Hogwarts," said Professor McGonagall. </text:p>
          </table:table-cell>
        </table:table-row>
        <table:table-row>
          <table:table-cell table:style-name="Table1.A1" office:value-type="string">
            <text:p text:style-name="P4">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ὑμῖν.</text:p>
          </table:table-cell>
          <table:table-cell table:style-name="Table1.A1" office:value-type="string">
            <text:p text:style-name="P4">"The start-of-term banquet will begin shortly, but before you take your seats in the Great Hall, you will be sorted into your houses. </text:p>
          </table:table-cell>
        </table:table-row>
        <table:table-row>
          <table:table-cell table:style-name="Table1.A1" office:value-type="string">
            <text:p text:style-name="P4">ἡ γάρ τοι νέμησίς ε’στι μέγα τι ὑμῖν, διότι ἐν ὅσῳ ἐνθάδε πάρεστε ἡ οἷκία ἀντὶ ἀναγκαίων τε καὶ οἰκείων ἔσται ὑμῖν.</text:p>
          </table:table-cell>
          <table:table-cell table:style-name="Table1.A1" office:value-type="string">
            <text:p text:style-name="P4">The Sorting is a very important ceremony because, while you are here, your house will be something like your family within Hogwarts. </text:p>
          </table:table-cell>
        </table:table-row>
        <table:table-row>
          <table:table-cell table:style-name="Table1.A1" office:value-type="string">
            <text:p text:style-name="P4">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text:p>
          </table:table-cell>
          <table:table-cell table:style-name="Table1.A1" office:value-type="string">
            <text:p text:style-name="P4">You will have classes with the rest of your house, sleep in your house dormitory, and spend free time in your house common room.</text:p>
          </table:table-cell>
        </table:table-row>
        <table:table-row>
          <table:table-cell table:style-name="Table1.A1" office:value-type="string">
            <text:p text:style-name="P5">αἱ δ’ οἰκίαι τέτταρες οὖσαι ὀνομάζονται ὧδέ Γρυφίνδωροι, Ὑφέλπυφοι, Ῥαφήγχλωροι, Σλυθήρινοι.</text:p>
          </table:table-cell>
          <table:table-cell table:style-name="Table1.A1" office:value-type="string">
            <text:p text:style-name="P5">"The four houses are called Gryffindor, Hufflepuff, Ravenclaw, and Slytherin.</text:p>
          </table:table-cell>
        </table:table-row>
        <table:table-row>
          <table:table-cell table:style-name="Table1.A1" office:value-type="string">
            <text:p text:style-name="P5">καὶ ἑκάστη ἡ οἰκία μεγάλα δὴ τὸ πάλαι ἀπέδειξεν ε”ργα καὶ ἀρίστους πεπαίδευκε φαρμακέας καὶ φαρμακίδας.</text:p>
          </table:table-cell>
          <table:table-cell table:style-name="Table1.A1" office:value-type="string">
            <text:p text:style-name="P5">Each house has its own noble history and each has produced outstanding witches and wizards.</text:p>
          </table:table-cell>
        </table:table-row>
        <table:table-row>
          <table:table-cell table:style-name="Table1.A1" office:value-type="string">
            <text:p text:style-name="P5">καί ἕως πάρεστε ἐν Ὑογοήτου, ἐὰν μέν τι εὖ <text:soft-page-break/>ποιῆτε, βαθμοὺς οἴσεσθε ὑπὲρ τῆς οἰκίας, ἐὰν δέ τούς νόμους ὑπερβαίνητέ τι, βαθμῶν ὡσαύτως στερηθήσεσθε.</text:p>
          </table:table-cell>
          <table:table-cell table:style-name="Table1.A1" office:value-type="string">
            <text:p text:style-name="P5"><text:soft-page-break/>While you are at Hogwarts, your triumphs will earn your house points, while any rulebreaking will lose house points.</text:p>
          </table:table-cell>
        </table:table-row>
        <table:table-row>
          <table:table-cell table:style-name="Table1.A1" office:value-type="string">
            <text:p text:style-name="P5">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table:style-name="Table1.A1" office:value-type="string">
            <text:p text:style-name="P5">At the end of the year, the house with the most points is awarded the house cup, a great honor. </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ἐλπίζω οὖν ὑμᾶς καθ’ ἕκαστον δόξαν τε καὶ τιμὴν οἴσεσθαι ὑπὲρ τῶν οἰκιῶν, εἷς ἥντιν’ ἂν τύχητε νενεμημένοι.</text:p>
            <text:p text:style-name="Table_20_Contents">Τὴν δ’ οὖν νέμησιν δι’ ὀλίγου ἐργασόμεθα ἐναντίον τῶν ἄλλων μαθητῶν ἁπάντων.</text:p>
            <text:p text:style-name="Table_20_Contents">προσήκει δ’ ὑμῖν μεταξὺ περιμενοὺσι βέλτιον στολίζεσθαι ἐφ’ ὅσον ἐνδέχεται.</text:p>
            <text:p text:style-name="Table_20_Contents">παρέβλεπε γὰρ τόν τε Νεφελώδη τρίβωνα φοροῦντα περὶ τὸ οῦς ἐζευγμένον, καὶ τὸν Ῥοῶνα τὸ μέλαν ἐκεῖνο ἐπὶ τῶν μυκτήρων ε”τι ἔχοντα.</text:p>
            <text:p text:style-name="Table_20_Contents">καί ὁ ’Ἁρειος δεδιώς τι ἤθελε χερσὶ κτενίσαι τὴν κόμην.</text:p>
            <text:p text:style-name="Table_20_Contents">ἡ δέ Μαγονωγαλέα Ἐπάνειμι, ἔφη, ὅταν καιρὸς δοκῇ εἰσάγειν ὑμᾶς.</text:p>
            <text:p text:style-name="Table_20_Contents">ἀλλ’ αι’τῶ ὑμᾶς σιωπῇ περιμένειν ἡσυχάζοντας.</text:p>
            <text:p text:style-name="Table_20_Contents">καὶ ἐξελθούσης αὐτῆς ὁ Ἄρειος μάλ’ ἐκεχήνει.</text:p>
            <text:p text:style-name="Table_20_Contents">καὶ ἐρωτῶν τὸν Ῥοῶνα Τίνι τρόπῳ, ἔφη, νέμουσιν ἄρ’ ἡμῖν τὰς οἰκίας, ὁ δε Βάσανον, ἔφη, διδόασί τινα εἷς ἔλεγχον, οἶμαι, πάνυ ὀδυνηρὰν οὖσαν, ὡς ὄ γε Φερέδικος εἶπεν, οὐ μὴν ἀλλὰ φιλοπαίσμων ἐστίν.</text:p>
            <text:p text:style-name="Table_20_Contents">’Άρειος δέ πόλλ’ ἠθύμει.</text:p>
            <text:p text:style-name="Table_20_Contents">τὸ γὰρ ἐναντίον τῶν μαθητῶν ἁπάντων βασανίζεσθαι τὸν θυμὸν οὐκ ἔτερπεν· οῦ γὰρ ἐπίστασθαι οὐδέν τῆς μαγικῆς τέχνης.</text:p>
            <text:p text:style-name="Table_20_Contents">τί δὴ δεήσει ποιεῖν; οὐ γὰρ προσδοκᾶν τοιοῦτό τι ἄρτι ἀφικόμενος.</text:p>
            <text:p text:style-name="Table_20_Contents">περιβλέψας δέ πόλλ’ ἅμα μεριμνῶν ᾔσθετο καὶ πάντων τῶν ἄλλων πεφροντικὸς βλεπόντων.</text:p>
            <text:p text:style-name="Table_20_Contents">καί ἥ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ext:p text:style-name="Table_20_Contents">ὥστε σφόδρ’ ἐσπούδαζεν οὐκέτι ἀκροᾶσθαι αὐτῆς.</text:p>
            <text:p text:style-name="Table_20_Contents">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ext:p text:style-name="Table_20_Contents">ἠτένιζεν οὖν πρὸς τὴν θύραν, ἡγούμενος τὴν Μαγονωγαλέαν μετὰ μικρὸν ἐπανιέναι <text:soft-page-break/>ποιησομένην κρίσιν αὐτῷ.</text:p>
            <text:p text:style-name="Table_20_Contents">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ext:p text:style-name="Table_20_Contents">Τί δέ δή,· ἔφη κεχηνώς.</text:p>
            <text:p text:style-name="Table_20_Contents">ἐκεχήνεσαν καί οἱ πλησίον.</text:p>
            <text:p text:style-name="Table_20_Contents">εἴδωλα γὰρ ὡς εἴκοσι διὰ τὸν ὄπισθε τοῖχον οὐκ οἷδ’ ὅπως διαβάντα ἐνεφανίζετο.</text:p>
            <text:p text:style-name="Table_20_Contents">λευκὰ δ’ ὄντα καὶ δια- ο ΠΙΛ οΣ ΝΕΜΗΤΗΣ 95 φανῆ τι εἷρπε κατὰ τὸ δωμάτιον διαλεγόμενα μετ’ ἀλλήλων, καί τοὺς πρωτοπείρους οὐ παραβλέποντα.</text:p>
            <text:p text:style-name="Table_20_Contents">ἠμφεσβήτει γάρ, ὡς δοκεῖν.</text:p>
            <text:p text:style-name="Table_20_Contents">μοναχὸς δ’ αὐτίκα τις μικρὸς μέν ῶν τὸ ὕψος, παχὺς δ’ ὅμως, ἐφαίνετο λέγων, Ξυγγνώμονες γενοίμεθα καί ἀμνήμονες.</text:p>
            <text:p text:style-name="Table_20_Contents">ἀλλ’ ὡς ε”μοιγε δοκεῖού προσήκει ἡμῖν μνησικακεῖν.</text:p>
            <text:p text:style-name="Table_20_Contents">ὑποτείνωμεν οὖν μάλ’ αὖθις ἐλπίδα αὐτῷ.</text:p>
            <text:p text:style-name="Table_20_Contents">ἲΩ δαιμόνιε μοναχῶν, ἀρα μὴ ὑπετείναμεν πολλάκις ἤδη ἐλπίδας τῴ Ποιφύκτῃ περιττὰ δράσαντες, δι’ ἐκεῖνον γὰρ πολλὰ προπηλακ- ιζόμεθα, καίπερ οὐκ ὄντα εἴδωλον ἀληθῶς.</text:p>
            <text:p text:style-name="Table_20_Contents">(Ηράκλεις τί χρῆμα ὑμεῖς πάρεστε πάντες; τοῦτο δ’ εἶπεν εἴδωλόν τι τραχηλιστῆρα καί κνημίδας νηματικάς φοροῦν’ τοὺς γὰρ πρωτοπείρους ε”τυχεν ἄρτι κατιδόν.</text:p>
            <text:p text:style-name="Table_20_Contents">ἀλλ’ οὐδεὶς ἀπεκρίνατο.</text:p>
            <text:p text:style-name="Table_20_Contents">ὁ δέ μοναχός μειδιῶν αὐτοῖς Νεαροί, ἔφη, μαθηταί.</text:p>
            <text:p text:style-name="Table_20_Contents">ἦ που καιρὸν νεμήσεως περιμένετε, κατανευσάντων δ’ ού πολλῶν σιωπῇ, Ἐλπίζω ὄψεσθαι ὑμᾶς, ἔφη, ἐν τοῖς Ὑφελπύφοις.</text:p>
            <text:p text:style-name="Table_20_Contents">(Υφέλπυφος γὰρ ἦν αὐτὸς τὸ πάλαι.</text:p>
            <text:p text:style-name="Table_20_Contents">Εἴσιτε δή.</text:p>
            <text:p text:style-name="Table_20_Contents">ἡ γὰρ Νέμησις δι’ οὐ πολλοῦ ἄρξεται, ὀξείᾳ τῇ φωνῇ ἐφθέγξατό τις.</text:p>
            <text:p text:style-name="Table_20_Contents">τῆς δέ Μαγονωγαλέας ἐπανελθούσης, τὰ εἴδωλα αἰωρούμενα καθ’ ἕκαστον ἠφάνιζεν διὰ τὸν ἐναντίον τοῖχον.</text:p>
            <text:p text:style-name="Table_20_Contents">ἡ δέ Ἐν τάξει, ἔφη, ἕπεσθέ μοι.</text:p>
            <text:p text:style-name="Table_20_Contents">Ἄρειος δέ φροντίζων μὴ τὰ σκέλη μολύβδινά που γεγένηται, ἐν τάξει ε”στη κατόπιν μειρακίου τινὸς ξανθότριχος καὶ πρόσθε τοῦ Ῥοῶνος.</text:p>
            <text:p text:style-name="Table_20_Contents">καὶ ἐβάδιζον ὁμοῦ ἐκ τοῦ δωματίου καί πάλιν διὰ τῆς αὐλῆς εἰς τὸ Μέγαρον.</text:p>
            <text:p text:style-name="Table_20_Contents">οὐδ’ ἐν γνώμῃ ὠνειροπόλησεν ’Άρειός ποτε οἰκοδόμημα εἰς τοσοῦτο παράδοξον καὶ μεγαλοπρεπές.</text:p>
            <text:p text:style-name="Table_20_Contents"><text:soft-page-break/>ἔφλεγον δ ’ αὐτὸ λυχνοί μυρίοι μετέωροι ὑπὲρ τεττάρων τραπεζῶν αἰωρούμενοι μακρῶν, παρ’ αἷς οἱ ἕτεροι μαθηταὶ ἐκάθηντο.</text:p>
            <text:p text:style-name="Table_20_Contents">καί ἐπὶ τῶν τραπεζῶν τούτων ε”κειντο λεκάναι καὶ φιάλαι χρυσαῖ.</text:p>
            <text:p text:style-name="Table_20_Contents">ἅνω δ ’ ἐκάθηντο παρ’ ἄλλῃ τινὶ τραπέζῃ μακρᾷ οἱ παιδευταί.</text:p>
            <text:p text:style-name="Table_20_Contents">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ext:p text:style-name="Table_20_Contents">μυρίοι δ’ ἦσαν οἲ ἀτενές πρὸς πρωτοπείρομς ἔβλεπον· καὶ πᾶς τις ταῖς λαμπάσι πεφωτισμένος ἀμαυραῖς, ἐδόκει φλέγεσθαί που.</text:p>
            <text:p text:style-name="Table_20_Contents">καί ἦν οὗ τὰ εἴδωλα ἂν εἶδες διεσπαρμένα ἐν τοῖς μαθηταῖς στίλβοντα δι’ ὀμίχλην τινὰ ἀργυρᾶν.</text:p>
            <text:p text:style-name="Table_20_Contents">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p>
            <text:p text:style-name="Table_20_Contents">καῖ ἡ Ἑρμιόνη πρὸς τὸ οὖς εἶπεν ὅτι Διὰ μαγίας πεποίκιλται ὁ 96 ΑΡΕΙΟΣ ΠοΤΗΡ ὄροφος ὅπως ὁμοῖος δοκῇ τῷ ἔξω οὐρανῷ.</text:p>
            <text:p text:style-name="Table_20_Contents">ἀνέγνων γὰρ τοῦτο ἐν τοῖς ἐν Ὑογοήτου γεγενημένοις.</text:p>
            <text:p text:style-name="Table_20_Contents">χαλεπὸν δ’ ἦν συνιέναι ὄροφον ὡς ἀληθῶς παρόντα τὸ γὰρ μέγαρον πάνυ ὑπαίθριον ἐφαίνετο εἶναι.</text:p>
            <text:p text:style-name="Table_20_Contents">ὁ δ’ Ἃρειος ταχέως κάτω πάλιν ἔβλεψεν.</text:p>
            <text:p text:style-name="Table_20_Contents">ἡ γὰρ Μαγονωγαλέα σιωπῇ σκολύθριον τετράπουν ε”θηκεν ἐναντίον τῶν πρωτοπείρων.</text:p>
            <text:p text:style-name="Table_20_Contents">καὶ ἐπ’ αὐτοῦ ε”θηκε μαγικὸν πῖλον κωνοειδῆ.</text:p>
            <text:p text:style-name="Table_20_Contents">τὸν δέ ἠκέσατό τις πολλάκις κατατετριμμένον καὶ αὐχμηρὸν δοκοῦντα.</text:p>
            <text:p text:style-name="Table_20_Contents">ἡ γοῦν Πετουνία οῦκ ἐδέξατο ἂν εἰς τὴν οἰκίαν.</text:p>
            <text:p text:style-name="Table_20_Contents">ἐλογίζετο δ’ ὡς τάχ’ ἂν δέοι αὐτοὺς κύνικλόν που ἐκ τοῦ πίλου ἀποδείξαι, πόλλ’ εἰκῇ ἀναπλάττων τοιαῦτα ἐν τῇ γνώμῃ· αἴσθ- όμενος δέ πάντων τῶν ἐν τῷ μεγάρῳ νῦν δὴ ἀτενιζόντων πρὸς τὸν πῖλον, καὶ αὐτος ἠτένιζε.</text:p>
            <text:p text:style-name="Table_20_Contents">καί διὰ μικροῦ πάντες ηῦφήμουν.</text:p>
            <text:p text:style-name="Table_20_Contents">καὶ ἔπειτα ὁ πῖλος ἐσπάσατό τι.</text:p>
            <text:p text:style-name="Table_20_Contents">λακὶς δέ πρὸς τῷ γύρῳ καθάπερ στόμα ἐξελύετο καί ὁ πῖλος ἤρξατ’ ᾄδων τάδε· Εἰ μὴ δοκῶ τοῖς σοῖσιν ὄμμασιν καλός, μήπω δίκαζέ μ’ εἰς ὄψιν βλέπων μόνην.</text:p>
            <text:p text:style-name="Table_20_Contents">ε”δομαι δ’ ἐμαυτὸν ἢν τυχεῖν πίλου σθένῃς σοφίας λαχόντος μεῖζον ἐν βροτοῖς μέρος.</text:p>
            <text:p text:style-name="Table_20_Contents">οὐκ ἀξιῶ ’γὼ τὰς κυνᾶς μελαντέρας καὶ καυσίας <text:soft-page-break/>οὐπώποθ’ ὑφηλὰς φιλῶ.</text:p>
            <text:p text:style-name="Table_20_Contents">ἐγὼ γάρ εἰμι Π ῖλος Ὑογοητικός, νέμω δέ πάντας δεινότατος γεγὼς νέμειν.</text:p>
            <text:p text:style-name="Table_20_Contents">Πῖλος Νεμητὴς πάντα δέρκεται τὰ σά, ἃ ξυγκέκρυπται πολλὰ ταῖς φρεσὶν πάλαι.</text:p>
            <text:p text:style-name="Table_20_Contents">ἅμπισχε δῆτα, καί φράσω τάχιστά σοι ποίαν παρ’ ἡμῖν οἰκίαν λαχεῖν σε δεῖ.</text:p>
            <text:p text:style-name="Table_20_Contents">τάχ’ ἂν γένοιο σύ Γρυφινδωρεὺς ἐμοί’ ἀρετῆς ἐκείνοις ἐστὶ κάνδρείας πολύ.</text:p>
            <text:p text:style-name="Table_20_Contents">δεινοὶ θρασεῖν τι κούδὲν ἐκφοβούμενοι, καλλίονες προῦχουσι θατέρων πολύ.</text:p>
            <text:p text:style-name="Table_20_Contents">Ὑφελπύφων δ’ ἄρ’ οἰκέτης γεγὼς τάχα, σὺ μεταλάβοις ἂν τοῦ καλοῦ καὶ τῆς δίκης.</text:p>
            <text:p text:style-name="Table_20_Contents">τούτοις γὰρ ἁπλῶς ἐστὶ καρτερεῖν νόμος, πιστοὶ γὰρ εἰσι κοῦ πόνοις πεπληγμένοι.</text:p>
            <text:p text:style-name="Table_20_Contents">ἥ πως γενήσῃ τῶν Ῥαφηγχλώρων σοφῶν, εἰ νοῦν ἔχεις τιν’ εἴτε φρόνιμος εἶ τάχα’ ὦ μουσικοὶ δὴ χοῖσι φιλοσοφεῖν καλόν, ἴσως ἐκεῖθι σεμνὸν οἶκον ἕξετε.</text:p>
            <text:p text:style-name="Table_20_Contents">Ο ΠΙΛΟΣ ΝΕΜΗΤΗΣ 97 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ext:p text:style-name="Table_20_Contents">ε”νδυε δῆτα μηδὲν ἐκφοβούμενος - οὔκ εἶμι δεινὸς ἣ ταραξικάρδιος.</text:p>
            <text:p text:style-name="Table_20_Contents">ε”χυρος γὰρ εῖ σὺ χερσί τ’ ἀσφαλὴς ἐμαῖς.</text:p>
            <text:p text:style-name="Table_20_Contents">λέγω δέ τοῦτο καίπερ οὐκ ἔχων χέρας, πῖλος γάρ εἶμι φροντίδων πολλῶν πλέως.</text:p>
            <text:p text:style-name="Table_20_Contents">καὶ τελευτήσαντος τοῦ πίλου, ἅπαντες οἱ ἐν τῴ μεγάρῳ ἐκρότη- σαν.</text:p>
            <text:p text:style-name="Table_20_Contents">ὁ δέ νεύσας πρὸς ἕκαστην τῶν τεττάρων τραπεζῶν πάλιν ἡσυχίαν ἦγεν.</text:p>
            <text:p text:style-name="Table_20_Contents">καὶ ὁ Ῥοὼν πρὸς τὸ οὖς λέγων τῷ Ἁρείῳ Εἶτα οὐ δεῖ πλέον ἄρα ποιῆσαι ἦ ἀμπίσχεσθαι τὸν πῖλον.</text:p>
            <text:p text:style-name="Table_20_Contents">τὸν οὖν Φερέδικον ἀποκτενῶ ὡς πολλὴν φλυαρίαν φλυαροῦντα ὅς γε μ’ ε”φασκε δεῖν προσπαλαίειν κοβάλῳ δῆθεν.</text:p>
            <text:p text:style-name="Table_20_Contents">ὁ δ”Άρειος ἠρέμ’ ἐγέλασεν.</text:p>
            <text:p text:style-name="Table_20_Contents">ἄμεινον γοῦν τὸ πῖλον ἀμπίσχεσθαι ἢ τὸ ἐπᾴδειν, ἐθελῆσαι δ ’ ἂν ἀμπίσχεσθαι οὐδενὸς θεωροῦντος.</text:p>
            <text:p text:style-name="Table_20_Contents">τοῦ γὰρ πίλου τοσαῦτα ἐξαιτήσαντος, νῦν δὴ αὐτὸς οὐκ εἶναι οὔτ’ ἀνδρεῖος οὔτε φρόνιμος οὔτ’ αὖ ἑτεροῖος.</text:p>
            <text:p text:style-name="Table_20_Contents">εἴπερ δ’ ὁ πῖλος τοῖς ναυτιῶσι δὴ οἶκίας μνείαν ἐποιήσατο, ταύτην γε βελτίστην οἶ γενέσθαι ἄν.</text:p>
            <text:p text:style-name="Table_20_Contents">ἐνταῦθα δὲ ἡ Μαγονωγαλέα προῦβη βύβλον τινὰ μακρὰν ἔχουσα.</text:p>
            <text:p text:style-name="Table_20_Contents">Ἐπειδάν, ἔφη, καλῶ τὸ σὸν ὄνομα, τὸν πῖλον ἀμπισχόμενον ἢ ἀμπισχομένην δεήσει σε καθίζειν <text:soft-page-break/>ἐπὶ σκίμποδα ὡς νεμηθησόμενον ἢ νεμηθησομένην.</text:p>
            <text:p text:style-name="Table_20_Contents">ὦ ’Άβως Ἅννα.</text:p>
            <text:p text:style-name="Table_20_Contents">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ext:p text:style-name="Table_20_Contents">καὶ ἐν ἀκαρεῖ- ὁ πῖλος βοῶν Ὑφελπύφη, ἔφη.</text:p>
            <text:p text:style-name="Table_20_Contents">καὶ τῶν πρὸς τῇ ἐν δεξιᾷ τραπέζῃ καθημένων θορυβούντων καὶ κροτούντων, ἡ”Αννα ἐκάθισε παρὰ τοὺς (Υφελπύφους, ὁ δ’ ’Άρειος κατεῖδε τὸ εἴδωλον τὸ τοῦ παχέως μοναχοῦ ἥδεως χεῖρα ἀνασεῖον αὐτῇ.</text:p>
            <text:p text:style-name="Table_20_Contents">ῗΩ Βοῦς Σούσαννα, βοήσαντος δ’ αὖθις τοῦ πίλου Ὑφελπύφη, ἡ Σούσαννα ὡς τάχιστα ἀπῆλθε καθίσουσα παρὰ τὴν “Ανναν, τΩ Βοώτης Θήριε.</text:p>
            <text:p text:style-name="Table_20_Contents">Ῥαφήγχλωρος.</text:p>
            <text:p text:style-name="Table_20_Contents">καὶ τότε οἶ τῇ ἐξ ἀριστερᾶς δευτέρᾳ τραπέζῃ καθήμενοι 98 ΑΡΕιοΣ ΠοΤΗΡ ἐκρότησαν ε”νιοι Ῥαφήγχλωροι στάντες ἀντεδεξιώσαντο τὸν Θήριον παρ’ αὐτοὺς καθίζοντα.</text:p>
            <text:p text:style-name="Table_20_Contents">καὶ ἡ μὲν Βροχολούστης Μανδύα ἦλθε παρὰ τοῦς Ῥαφηγχλ- ώρους, ἡ δέ Βραῦνα Λαφενδρία πρώτη ἐγένετο Γ ρυφινδώρη καινή.</text:p>
            <text:p text:style-name="Table_20_Contents">ὥστε οἱ ἐξ ἀριστερᾶς ἔσχατοι καθήμενοι πάνυ ἐθορύβησαν’ καὶ ὁ ’Άρειος εἶδε τοῦς Ῥοῶνος ἀδελφούς πόλλ’ ἐπαινοῦντας, ἐντεῦθεν ἡ Βωλοστρώδη Μειλιχία ἐγένετο Σλυθηρίνη.</text:p>
            <text:p text:style-name="Table_20_Contents">ὁ δ’ Ἄρειος οὐκ ᾔδει ει’ τῇ γνώμῃ ἀναπλάττει τοῦτο ὡς πόλλ’ ἠδη ἀκούσας περὶ τῶν Σλυθηρίνων, ἐνόμιζε δ’ ὅμως αὐτοὺς ἐπιφθον- ωτέρους δοκεῖν.</text:p>
            <text:p text:style-name="Table_20_Contents">καὶ νῦν ὡς ἀληθῶς ἐναυτία, μεμνημένος ὅπως ε”σχατον ᾑροῦντο αὐτὸν οἱ τὰς ἀγέλας αἱρούμενοι ὁπόταν ἀγών τις ᾗ τοῖς παρὰ τὸν παιδοτρίβην φοιτῶσιν.</text:p>
            <text:p text:style-name="Table_20_Contents">ἔσχατον δ’ εἵλοντο αὐτὸν οὐχ ὡς ἄχρηστον ὄντα, ἀλλὰ δίοτι οὐδεὶς ἤθελε δοκεῖν τῷ γε Δουδλίῳ ἑταῖρος εἶναι αὐτοῦ.</text:p>
            <text:p text:style-name="Table_20_Contents">Φυχοφλέξιος Ἰούστινος.</text:p>
            <text:p text:style-name="Table_20_Contents">Ὑφέλπυφος.</text:p>
            <text:p text:style-name="Table_20_Contents">καί ἄλλοτε μὲν τῷ Ἁρείῳ ἐδόκει ὁ πῖλος εὐθὺς ἀναβοᾶν, ἄλλοτε δέ γνώμην οὐκ ἐποιεῖτο εἷ μὴ διὰ χρόνον βουλευσάμενος.</text:p>
            <text:p text:style-name="Table_20_Contents">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ext:p text:style-name="Table_20_Contents">Γέρανος Ἑρμιόνη.</text:p>
            <text:p text:style-name="Table_20_Contents">ἡ δέ μονονουχὶ δραμοῦσα πρὸς τὸν σκίμποδα, τὸν πῖλον ἐβίβασεν ἐπὶ τὴν κεφαλήν.</text:p>
            <text:p text:style-name="Table_20_Contents"><text:soft-page-break/>καὶ ὁ μὲν πῖλος βοῶν Γρυφινδώρη, ἔφη· ὁ δέ Ῥοῶν ἀνῴμωξέ τι.</text:p>
            <text:p text:style-name="Table_20_Contents">ἐντεῦθεν δέ ὁ ’Άρειος εἰς ἀθυμίαν κατέστη - φιλεῖ γὰρ πᾶς τις ἀθυμεῖν πάνυ δεδιώς.</text:p>
            <text:p text:style-name="Table_20_Contents">καί δὴ οὐχ ᾕρηται,· 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 ὁ δέ Νεφελώδης ἐκεῖνος Μακρόπυγος, ὅστις τὴν φρύνην πολ- λάκις ἀπώλεσε, κατέπεσεν ε’πί τὸν σκίμποδα ι’ών.</text:p>
            <text:p text:style-name="Table_20_Contents">τοῦ δέ πίλου μακρὸν χρόνον βουλευσαμένου καὶ τὸ τελος Γ ρυφίνδωρος βοήσαν- τος, ἀπέδραμεν ε”τι φορῶν αὐτόν· ὥστε πάντων γελώντων ἠναγ- κάσθη πάλιν δραμεῖν καὶ δοῦναι τῇ Μεγαδούγλῃ Μώραγι.</text:p>
            <text:p text:style-name="Table_20_Contents">ὁ δέ Δράκων τοῦνομα ἀκούσας ἑαυτοῦ παρῆλθε σεμνυνόμενος δή.</text:p>
            <text:p text:style-name="Table_20_Contents">εὐθὺς ἐγένετο οὗ μάλιστ’ ἐγλίχετο· ὁ γὰρ πῖλος σχέδον ἁπτόμενος τῆς κεφαλῆς αὐτοῦ μεγάλῃ τῇ φωνῇ Σλυθήρινος ἐβόησεν.</text:p>
            <text:p text:style-name="Table_20_Contents">ὁ δ’ ῆλθε καθίσων μετὰ τῶν ἑταίρων τοῦ Καρκίνου καὶ τοῦ Κέρκοπος, ἀγαπῶν δὴ τῷ γεγενημένῳ.</text:p>
            <text:p text:style-name="Table_20_Contents">ο ΠΙΛ οΣ ΝΕΜΗΤΗΣ 99 οὐδ’ ἐλλείποντο νῦν πολλοί.</text:p>
            <text:p text:style-name="Table_20_Contents">Μοῦνος Νότος Παρακίττος κᾶπειτα δίδυμαι παρθένοι Πατίλη καὶ Πατίλη κᾶπειτα Πῆξις Σαλιάνη καὶ δὴ καὶ τέλος - Ποτῆρ Ἄρειος, παριόντος δέ τοῦ Ἁρείου, ψόφον ἂν ἤκουσας τῶν πανταχόθεν ἀνὰ τὸ μέγαρον ψιθυριζόντων καθάπερ ῥόθον πολλῶν ἀπὸ πυρῶν μικρῶν.</text:p>
            <text:p text:style-name="Table_20_Contents">9Η καὶ τὸ Ποτῆρ ἐφθέγξατο; ἦςΗ ὁ πάνυ ’Ἀρειος Ποτῆρ, καὶ τοῦτο μὲν ἑώρα πάντας τοῦς ἐν τῷ μεγάρῳ κάρα προβάλλ- οντας ὡς σκεψομένους εἷς αὐτόν, τοῦτο δ’ ε”βλεπε πρὸς τὰ ἐντὸς τοῦ πίλου πάνυ ζοφερά.</text:p>
            <text:p text:style-name="Table_20_Contents">κᾶπειτα παρέμενεν.</text:p>
            <text:p text:style-name="Table_20_Contents">ἤκουσε δέ τινος ἠρέμα πρὸς οῦς λέγοντος.</text:p>
            <text:p text:style-name="Table_20_Contents">Εἶὲν, ἔφη, ἀμηχάνως γ’ ε”χει ὡς σφόδρα, ἀνδρεία μὲν γάρ ἐστι πολλή, εῦ οἶδ’ ὅτι· φρον- ήσεως δ’ οὐδὲν δεῖται.</text:p>
            <text:p text:style-name="Table_20_Contents">καί εὐφυὴς εἶ νὴ Δία καὶ πάνυ σπουδάζεις παρέχειν σαυτὸν καλὸν κάγαθόν, εἰρήσεται γάρ.</text:p>
            <text:p text:style-name="Table_20_Contents">ποῖ δῆτα νεμῶ σε,· ἀντεχόμενος δέ τοῦ σκίμποδος ἐνενόει ἀεὶ Μὴ Σλυθήρινος γενοίμην, μὴ Σλυθήρινος.</text:p>
            <text:p text:style-name="Table_20_Contents">καὶ ἡ μικρὰ φωνή Σλυθήρινος ἄρα, ἔφη, οὐκ ἐθέλεις γίγνεσθαι, εἶτα πέπεισαι,· ἦ μὴν ἔξεστί σοι εὐδοκιμεῖν.</text:p>
            <text:p text:style-name="Table_20_Contents"><text:soft-page-break/>τὰ πάντα γὰρ ἐν νῷ ἥδη φυλάττεις καί οἱ Σλυθήρινοι συγγενήσονταί σοι δήπου στοχα- ζομένῳ τῶν μεγίστων ἔργων.</text:p>
            <text:p text:style-name="Table_20_Contents">ἦ οὐχί, ἀλλ’ εἶ πέπεισαι δή, ἄμεινον ἄν γένοιο Γρυφίνδωρος.</text:p>
            <text:p text:style-name="Table_20_Contents">ὁ δ’ ’Ἁρειος ἤκουσε τοῦ πίλου τοῦτο βοῶντος πρὸς τὴν πανη- γυρίδα πληθύουσαν.</text:p>
            <text:p text:style-name="Table_20_Contents">ἐκδυσάμενος δέ τὸν πῖλον, ἐβάδιζεν ὀκνηρῶς πρὸς τὴν τῶν Γρυφινδώρων τράπεζαν, καί οὕτως ἥδετο ὡς ᾑρημένος ἄρα Γ ρυφίνδωρος καὶ τοῖς Σλυθηρίνοις οῦ νενεμημένος ὥστε μόλις συνῄδει ἀκούων τὸν θόρυβον μείζω καθεστηκότα ἢ πρότερον.</text:p>
            <text:p text:style-name="Table_20_Contents">καί ὁ μὲν Περσεὺς ὁ πρύτανις ἀναστὰς ἀντεδεξιώσατο αὐτὸν πολλῇ σπουδῇ, τῶν δ’ Εὖισήλιων διδύμων βοώντων Ποτῆρα ἔχομεν, ἡμεῖς Π οτῆρα ἔχομεν.</text:p>
            <text:p text:style-name="Table_20_Contents">Ἄρειος δέ ἐκάθισεν ἐναντίον τοῦ εἰδώλου τοῦ τραχηλιστῆρα φοροῦντος ὃ πρότερον εἶδεν.</text:p>
            <text:p text:style-name="Table_20_Contents">ψηλαφήσαντος δέ τούτου τὸν βραχίονα αὐτῷ, πάνυ ψυχρὸς ἐγένετο ὥσπερ τὸν βραχίονα βάψας εἷς ὕδωρ κρυσταλλῶδες.</text:p>
            <text:p text:style-name="Table_20_Contents">τὴν δ’ ἅνω τράπεζαν ἤδη σαφέστερον καθεώρα.</text:p>
            <text:p text:style-name="Table_20_Contents">ὁ γὰρ Ἁγριώδης ἅγχιστος καθήμενος καὶ τὸ βλέμμα λαβὼν ἐκείνου ἐχειρονόμησεν, ὡς ἀγαπῶν τὰ γεγενημένα.</text:p>
            <text:p text:style-name="Table_20_Contents">ὁ δ’ ’Άρειος ἐν μέρει ἐγέλασε.</text:p>
            <text:p text:style-name="Table_20_Contents">καί μὴν ἐν μέσοις τοῖς παρὰ τῇ ἄνω τραπέζῃ καθημένοις ἐν δίφρῳ μεγάλῳ καὶ χρυσῷ ἦν”Αλβος Διμπλόδωρος.</text:p>
            <text:p text:style-name="Table_20_Contents">(Άρειος εὖθῦς ἐγνώρισεν αὐτὸν ὡς τὸν εἰκόνα ι’δὼν ἐν τῷ δελτίῳ ὅπερ ἀπὸ τοῦ 100 ΑΡΕΙΟΣ ΠΟΤΗΡ σοκολατίνου βατράχου ἐν τρένο ἐκτήσατο.</text:p>
            <text:p text:style-name="Table_20_Contents">ἀλλ’ ἡ τοῦ Διμπλο- δώρου κόμη ἀργυρᾶ οὖσα λαμπρότατα ἐν τῷ μεγάρῳ ἔστιλβε παρὰ τὰ εἴδωλα.</text:p>
            <text:p text:style-name="Table_20_Contents">ὁ δ”Ἀρειος κατεῖδε καὶ τὸν σοφιστὴν Κίουρον τὸν φοβερὸν ἐκεῖνον νεανίαν τὸν ἀπὸ τοῦ Λέβητος Διαβρόχου.</text:p>
            <text:p text:style-name="Table_20_Contents">ὁ δέ παραδοξώτατος τὸ σχῆμα ἐδόκει εἶναι ἅτε φορῶν μίτραν μεγάλην καὶ πορφυρᾶν.</text:p>
            <text:p text:style-name="Table_20_Contents">καὶ μὴν τρεῖς ἐλείφθησαν μαθηταὶ οὔπω νενεμημένοι.</text:p>
            <text:p text:style-name="Table_20_Contents">καὶ τῆς Τουρπαίνης Λισσῆς Ῥαφηγχλώρας γενομένης ὥρα ῆν τῷ Ῥοῶνι, χλόας ἤδη παρέχοντι τὰς παρειάς, ὁ δ’ ’Άρειος σιωπῇ τύχην τῷ Ἑρμῇ ἀγαθὴν ηὔχετο.</text:p>
            <text:p text:style-name="Table_20_Contents">καί ἐν ἀκαρεῖ ὁ πῖλος τὸ Γρυφίνδωρος ἐβόησε.</text:p>
            <text:p text:style-name="Table_20_Contents">καὶ ὁ μὲν Ἄρειος πόλλ’ ἐκρότησε μετὰ τῶν ἑτέρων, <text:soft-page-break/>ὁ δέ Ῥοὼν συνέπεσεν εἷς δίφρον παρακαθήμενος αὐτῷ.</text:p>
            <text:p text:style-name="Table_20_Contents">καὶ ὁ Περσεύς παριδὼν τὸν ’Ἀρειον σεμνολογούμενος Καλῶς, ἔφη· εὖ γὰρ πέπραγας, ὦ βέλτιστε.</text:p>
            <text:p text:style-name="Table_20_Contents">ἐν δέ τούτῳ ἡ Ζαβίνη Βλαισὴ Σλυθηρίνη ἐγένετο.</text:p>
            <text:p text:style-name="Table_20_Contents">κᾶπειτα ἡ Μαγονωγαλέα τὴν βύβλον πτύξασα ἀπήνεγκε τὸν Πῖλον Νεμητήν.</text:p>
            <text:p text:style-name="Table_20_Contents">ὁ δ’ ’Άρειος ἀπέβλεψεν εἷς τὴν λεκάνην χρυσῆν, νῦν δὴ συνειδὼς αὖος ὢν καὶ ὑπὸ λιμοῦ αὐχμηρός.</text:p>
            <text:p text:style-name="Table_20_Contents">ἐκ γὰρ πολλοῦ καταφαγεῖν τοὺς κολλάβους ἐκείνους κολοκυνθίνους.</text:p>
            <text:p text:style-name="Table_20_Contents">καὶ ὁ ’Ἁλβος Διμπλόδωρος ἤδη ἀναστὰς ἐμειδία πανταχόσε παπταίνων.</text:p>
            <text:p text:style-name="Table_20_Contents">χεῖρας δ’ ἀνέσχεν ῶς μάλισθ’ ἥδομενος ὁρᾶν ἐκείνους αὐτοῦ ἀθροιζομένους.</text:p>
            <text:p text:style-name="Table_20_Contents">Χαίρετε, ἔφη.</text:p>
            <text:p text:style-name="Table_20_Contents">χαίρειν γὰρ ὑμᾶς τῆτες λέγω ἅπαντας εἰς Ὑογο- ήτου.</text:p>
            <text:p text:style-name="Table_20_Contents">ἀλλὰ πρὶν τῆς ἑορτῆς ἄρξασθαι, θέλοιμ’ ἂν ὀλίγα λέγειν.</text:p>
            <text:p text:style-name="Table_20_Contents">καί τὰ ῥήματα τάδε· βλάξ.</text:p>
            <text:p text:style-name="Table_20_Contents">λίπος.</text:p>
            <text:p text:style-name="Table_20_Contents">λείψανος.</text:p>
            <text:p text:style-name="Table_20_Contents">ξύνθλιψις.</text:p>
            <text:p text:style-name="Table_20_Contents">χάριν οἶδ’ ὑμῖν.</text:p>
            <text:p text:style-name="Table_20_Contents">καθημένου δέ πάντες μὲν ἐκρότησαν καὶ ἐθορύβησαν, ὁ δ’ Ἄρειος οὐκ ᾔδει πότερον δεῖ γελάσαι ἢ δακρῦσαι.</text:p>
            <text:p text:style-name="Table_20_Contents">δὴΑρα μαίνεταί τι; ε”φη ἐρωτῶν τὸν Περσέα μετ’ ἀπορίας τινός.</text:p>
            <text:p text:style-name="Table_20_Contents">ὁ δέ νεανικῶς 4Ἱ“Ι μανιώδης,· ἔφη.</text:p>
            <text:p text:style-name="Table_20_Contents">συνετὸς μὲν οὖν, μάγος γάρ ἐστι σοφώτατος τῶν ἐφ’ ἡμῶν.</text:p>
            <text:p text:style-name="Table_20_Contents">ἀληθῶς δ’ οὖν μαίνεταί τι.</text:p>
            <text:p text:style-name="Table_20_Contents">γεωμήλων σπανίζῃ, ὦ “Αρειε; οὗτος δε κέχηνε.</text:p>
            <text:p text:style-name="Table_20_Contents">ὄψα γὰρ πόλλ’ ἤδη ἐν ταῖς ε”μπροσθεν αὐτοῦ λοπάσιν ἔκειτο.</text:p>
            <text:p text:style-name="Table_20_Contents">οὐδεπώποτε δ’ ἐπὶ μία τραπέζῃ τοσαῦθ’ ἑωράκειν ὅσων ὠρέγετο σίτων.</text:p>
            <text:p text:style-name="Table_20_Contents">εἶδε γὰρ τάδε· βόεια κρέα, 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p>
            <text:p text:style-name="Table_20_Contents">ο ΠΙΛ οΣ ΝΕΜΗΤΗΣ 101 μὴ ὅτι οἱ Δούρσλειοι ἐλιμοκτόνουν αὐτόν, ἀλλ’ οὐκ ἐπέτρεπον ἐσθίειν πάνθ’ ὅσ’ ἐβούλετο.</text:p>
            <text:p text:style-name="Table_20_Contents">ὁ γοῦν Δούδλιος ἀεὶ ἐλάμβανεν οἵων ὁ ’Ἀρειος μάλιστ’ ὠρέγετο, καὶ εἶ ε”μελλεν εὐθὺς ἐμέσαι <text:soft-page-break/>ἅπερ ἐρρόφη- σεν.</text:p>
            <text:p text:style-name="Table_20_Contents">ἐκεῖνος δ’ οῦν ἐπέθηκε τῇ λεκάνῃ ὀλίγον τι ἀφ’ ἑκάστων τῶν λοπάδων, πλὴν ἀλλ’ οῦκ ε”λαβε τῆς μίνθης.</text:p>
            <text:p text:style-name="Table_20_Contents">καί ἤρξατο ἐσθίων, μάλ’ ἥδομενος πᾶσι τοῖς ὄψοις.</text:p>
            <text:p text:style-name="Table_20_Contents">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p>
            <text:p text:style-name="Table_20_Contents">Οὔκουν οἷός τ’ εῖ- Τετρακοσίων γε δι’ ἐνιαυτῶν οὐκ ε”φαγον οὐδέν.</text:p>
            <text:p text:style-name="Table_20_Contents">ἦ που χρεία οὐκέτ’ ἐστί μοι τοῦ σίτου, οὐ μὴν ἀλλὰ ποθῶ.</text:p>
            <text:p text:style-name="Table_20_Contents">ἀλλ’ οὖν οἶμαι οῦκ οἶσθά με ὅστις εἶμί.</text:p>
            <text:p text:style-name="Table_20_Contents">ι’δοὺ ὁ κύριος Νικολᾶος ὁ τῶν Μιμψιπορπιγ- γώτων, εἴδωλον ὢν ἐπιχώριον τοῦ τῶν Γρυφινδώρων πύργου.</text:p>
            <text:p text:style-name="Table_20_Contents">ὁ δέ Ῥοὼν ἄφνω Ἀλλ’ ἐγῷδά σε, ἔφη, ὅστις εἴ, τῶν ἀδελφῶν ἐκπυθόμενος.</text:p>
            <text:p text:style-name="Table_20_Contents">σι) γὰρ εἶ Νικολᾶος ἐκεῖνος ὁ μονονουχὶ ἀκέφαλος.</text:p>
            <text:p text:style-name="Table_20_Contents">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 ἀρ’ ἔσθ’ ὄπως ἄνθρωπος μονονουχὶ ἀκέφαλος γένοιτ’ ἅν; ἐκεῖνος δ’ ἐπὶ τούτῳ πόλλ’ ἀγανακτῆσαι ἐδόκει, ὅς γε οὐδαμῶς ἠγάπα τὰ ἐν τῷ διαλόγῳ γεγενημένα.</text:p>
            <text:p text:style-name="Table_20_Contents">Οὕτως, ἔφη.</text:p>
            <text:p text:style-name="Table_20_Contents">καί λαβὼν τὸ δεξιὸν οῦς ἀφείλκυσεν ὥστε ἡ κεφαλὴ κομιδῇ ἐκ τοῦ αὐχένος ἐκινήθη, κατὰ τὸν ὦμον πεσοῦσα ὡς γεγιγγλυμωμένη.</text:p>
            <text:p text:style-name="Table_20_Contents">ἐπεχείρησε μὲν γάρ τις ἀποτεμεῖν ποτὲ τὴν κεφαλὴν αὐτοῦ, ἐσφάλη δὲ τοῦ βουλεύματος δήπου.</text:p>
            <text:p text:style-name="Table_20_Contents">φανερὸς δ’ ὢν πάνυ τερπόμενος ἐκείνοις παντελῶς τῷ θεάματι τούτῳ ἐκπεπλ· ηγμένοις, ὁ μονονουχὶ ἀκέφαλος Νικολᾶος, τὴν κεφαλὴν πάλιν ὥσας εἰς τὸν αὐχένα καὶ πλατὺ χρεμψάμενος Εἶὲν, ἔφη.</text:p>
            <text:p text:style-name="Table_20_Contents">ἦ τοι νέοι ἐστέ Γρυφίνδωροι; ἀρ’ ὠφελήσετε ἡμᾶς τῆτες νικῆσαι ἐν τοῖς τῶν οἰκιῶν ἀγῶσιν,· οἱμὲν γὰρ Γρυφίνδωροι οὐδέποτε τοσοῦτον χρόνον διέτριψαν οὐδέν νενικηκότες.</text:p>
            <text:p text:style-name="Table_20_Contents">οἱ δέ Σλυθήρινοι δὴ ἐκράτησαν ε”τος τουτὶ ἕκτον.</text:p>
            <text:p text:style-name="Table_20_Contents">καὶ μὴν ὁ Βαρόνος Αἱματοσταγὴς πόλλ’ ἤδη ὑβρίζει με - οὗτος γάρ ἐστιν εἴδωλον ἐπιχώριον τοῖς Σλυθηρίνοις, ὁ δ’ Ἄρειος παραβλέψας πρὸς τὴν τῶν Σλυθηρίνων τράπεζαν εἶδεν εἴδωλον ἐκεῖ καθήμενον σμερδαλέον· ἐξόφθαλμον δ’ ἦν καὶ πρόσωπον εἶχεν ἀκίνητον καὶ ἰσχνόν, ἠμφίεσται δὲ <text:soft-page-break/>τρίβωνα αἵματι ἀργυρῷ ῥυπανθέντα.</text:p>
            <text:p text:style-name="Table_20_Contents">τὸν δέ Δράκοντα ἥσθη ι’δὼν παρακαθήμενον αὐτῷ οὐδ’ ὁτιοῦν ἀρεσκόμενον.</text:p>
            <text:p text:style-name="Table_20_Contents">1 02 ΑΡΕΙΟΣ ΠΟΤΗΡ Ἀλλ’ εἶπέ μοι, ἦ δ’ ὃς ὁ Σάμιος πολλῆς μετὰ σπουδῆς, τί παθὼν αἱματοσταγὴς ἐγένετο; ὁ δέ μονονουχὶ ἀκέφαλος Νικολᾶος ἐμμελῶς Τοῦτό γε, ἔφη, οὐπώποτ’ ἠρόμην αὐτόν.</text:p>
            <text:p text:style-name="Table_20_Contents">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ext:p text:style-name="Table_20_Contents">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 τοῦ δ’ Ἁρείου λαμβάνοντος μελιπήκτου, διαλεγόμενοι ἤρχοντο περὶ τῶν ἑαυτῶν γενῶν.</text:p>
            <text:p text:style-name="Table_20_Contents">καί ὁ Σάμιος Μιξογενής, ἔφη, ἔγωγε, ὁ μὲν γὰρ πατὴρ Μύγαλός ἐστιν, ἡ δέ μήτηρ φαρμακὶς οὖσα οὐδὲν εἶπεν αὐτῷ πρὶν ἐγήματο.</text:p>
            <text:p text:style-name="Table_20_Contents">διὸ τοῦτο χαλεπῶς ε”φερέ που.</text:p>
            <text:p text:style-name="Table_20_Contents">καὶ οἱ μὲν ἕτεροι ἐγέλασαν, ὁ δέ Ῥοών Τί μήν, ἔφη, ὦ Νεφέλωδες; ἀπεκρίνατο δέ ὧδε’ (Η μὲν τήθη μ’ ε”θρεψε φαρμακὶς οὖσα, οἱ δ’ ἀναγκαῖοι ἐπὶ πολὺ ἐνόμιζόν με ὅλον εἶναι Μύγαλον.</text:p>
            <text:p text:style-name="Table_20_Contents">αὐτίκα γέ τοι ὁ τοῦ πάππου ἀδελφὸς Ἀλγίων ὀνόματι ἀεὶ ἤθελε φθάσαι με μαγικόν τι ποιούμενον.</text:p>
            <text:p text:style-name="Table_20_Contents">ε”ωσέ με γάρ ποτε ἀπὸ τοῦ ἐν Βλάκπουλ χώματος κυματοπλήκτου ὥστε μόνον οῦ κατεποντίσθην εἷς τὸ πέλαγος.</text:p>
            <text:p text:style-name="Table_20_Contents">ἀλλ’ οὖν οὐδέν ἀπέβη μοι πρὶν ὀκταέτης ἐγενόμην.</text:p>
            <text:p text:style-name="Table_20_Contents">ὁ γὰρ Ἀλγίων περὶ δείλην ἑσπέραν παρ’ ἡμᾶς ἐλθών ποτε, ἐκ θυρίδος τινὸς ἐξεκρ- εμάννυ με τοῦ ὑπερῴου τοῖς σφυροῖς.</text:p>
            <text:p text:style-name="Table_20_Contents">τῆς δέ γυναικὸς αὐτοῦ γλυ- κίον διδούσης ε”τυχε μεθείς.</text:p>
            <text:p text:style-name="Table_20_Contents">ἀλλ’ ἐγὼ ἐπήδησα καθάπερ σφαῖρά τις διὰ τὸν κῆπον εἷς τὴν ὁδόν.</text:p>
            <text:p text:style-name="Table_20_Contents">καί οἱ τ’ ἄλλοι μάλ’ ἥδοντο καὶ ῆ τήθη, δακρύουσα χαρᾷ.</text:p>
            <text:p text:style-name="Table_20_Contents">εἴθ’ ὤφελες τότ’ ι’δεῖν τὰ πρόσωπα ἐκείνων ὅτε οἱ ἐνθάδε ἐγράψαντο με ἕνα τῶν μαθητῶν.</text:p>
            <text:p text:style-name="Table_20_Contents">ἐφοβοῦντο γὰρ μὴ οὐκ ἄρα μετεῖχον ἅλις τῆς μαγικῆς ὡς φοιτήσων δεῦρο, εὖ ἴσθι.</text:p>
            <text:p text:style-name="Table_20_Contents">καί μὴν ὁ Ἀλγίων οὕτως ἥσθη ὥστε πρίασθαί μοι τὴν φρύνην.</text:p>
            <text:p text:style-name="Table_20_Contents">ἐκ δέ τῆς ἑτέρας χειρὸς ὁ Περσεὺς τέως καὶ ἡ <text:soft-page-break/>Ἑρμιόνη διελέγ- οντο περὶ τῶν μαθημάτων.</text:p>
            <text:p text:style-name="Table_20_Contents">αὕτη μὲν ἔλεγεν ὡς βούλεται εὐθὺς ἄρξαι μανθανομένη· μαθητέον γὰρ τηλικαῦτα καὶ τοσαῦτα.</text:p>
            <text:p text:style-name="Table_20_Contents">σπουδάζειν δ’ αὐτὴ περὶ ἄλλων τε πολλῶν καὶ περὶ τῆς μεταμορφώσεως.</text:p>
            <text:p text:style-name="Table_20_Contents">εἶναι γὰρ τοῦτο τὸ μεταβάλλειν τι εἷς ἄλλο τι, χαλεπώτατον ὂν δήπου.</text:p>
            <text:p text:style-name="Table_20_Contents">ἐκεῖνος δέ ἔλεγεν ὅτι Ἀλλ’ ἐν ἀρχῇ οὐδέν μεταβαλεῖς εἰ μὴ μικρά τινα, οἷον πυρεῖα εἷς βελόνας καὶ τὰ τοιαῦτα - ὁ δ’ “Άρειος ἥδη εὐφραινόμενος τῇ θερμότητι καὶ ὑπνώττων τι, ο ΠῙΛοΣ ΝΕΜΗΤΗΣ 103 παρέβλεψεν αὖθις πρὸς τὴν ἅνω τράπεζαν.</text:p>
            <text:p text:style-name="Table_20_Contents">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p>
            <text:p text:style-name="Table_20_Contents">ἦν δέ οὗτος καὶ γρυπὸς καὶ ὕπωχρος.</text:p>
            <text:p text:style-name="Table_20_Contents">καί τόδε τὸ πρᾶγμα ἐξ ἀπροδοκήτου που ἐγένετο· ὁ γρυπὸς ὁ παρὰ τὴν τοῦ Κιούρου μίτραν παραβλέψας ἀτενὲς ε”λαβε τὰ τοῦ Ἁρείου ὄμματα.</text:p>
            <text:p text:style-name="Table_20_Contents">ὁ δὲ εὐθὺς συνῄδει ἑαυτῷ πολὺ ἀλγῶν τὸ μέτωπον.</text:p>
            <text:p text:style-name="Table_20_Contents">σφόδρα γὰρ ἐλύπησεν αὐτὸν ἡ τοῦ τραύματος ἐκείνου οὐλή.</text:p>
            <text:p text:style-name="Table_20_Contents">Οἴμοι, ε”φη τὴν χεῖρα πρὸς τὸ μέτωπον προσσχών.</text:p>
            <text:p text:style-name="Table_20_Contents">Τί πάσχεις, ἦ δ’ ὃς ὁ Περσεύς, Οὐδέν, ε”φη ὁ ’Ἄρειος ἡ γοῦν λύπη αὕτη ταχέως γενομένη ὡσαύτως ἐπαύσατο.</text:p>
            <text:p text:style-name="Table_20_Contents">χαλεπώτερον δ’ ἦν τῴ Ἁρείῳ ἐπιλαθέσθαι τί ε”παθεν ι’δὼν τὴν ὄψιν τοῦ σοφιστοῦ ἐκείνου.</text:p>
            <text:p text:style-name="Table_20_Contents">οὐδέν γὰρ αὐτὸν ἥνδανε θυμῷ.</text:p>
            <text:p text:style-name="Table_20_Contents">Τίς ἐστιν, ἔφη, οὑτοσὶ ὁ τῷ Κιούρῳ διαλεγόμενος; Εἶτα τὸν Κίουρον σὺ ἤδη οἶσθα,· οὔκουν θαυμάζω γε εἷ οὕτω φοβερὸν βλέπει’ ἐκεῖνος γὰρ τυγχάνει ὢν ὁ σοφιστὴς Σίναπυς.</text:p>
            <text:p text:style-name="Table_20_Contents">καί διδάσκει μὲν τὰ φίλτρα, ἀκουσίως δ’ ὅμως.</text:p>
            <text:p text:style-name="Table_20_Contents">ἐπιθυμεῖ γὰρ τῆς τοῦ Κιούρου πραγματείας, ὡς πολλὰ ἐπιστάμενος περὶ τῶν σκοτεινῶν δογμάτων· τοῦτο γοῦν ἴσασιν ἅπαντες, ὡς εἰπεῖν, καί ὁ Ἄρειος διετήρησε τὸν Σίναπυν δι’ ὀλίγον· ὁ δ’ οὐκ ἔβλεψε πάλιν πρὸς αὐτόν.</text:p>
            <text:p text:style-name="Table_20_Contents">καί εἷς τέλος τῶν τρωγαλίων ε’ν μέρει ἠφανισμένων, ὁ Διμπλόδωρος ἀνέστη μάλ’ αὖθις.</text:p>
            <text:p text:style-name="Table_20_Contents">καὶ πάντες οἱ ἐν τῷ μεγάρῳ κατεσιώπησαν.</text:p>
            <text:p text:style-name="Table_20_Contents">Εἶὲν, ἔφη, καί νῦν δὴ ἐπεὶ πόσιος καὶ ἐδητύος ἐξ ε”ρον ἥσθετε, θέλοιμ’ ἂν πλείονα εἰπεῖν ῥήματα.</text:p>
            <text:p text:style-name="Table_20_Contents"><text:soft-page-break/>δεῖ γὰρ ὀλίγα ἀγγεῖλαι ὑμῖν ἀρξαμένης τῆς παιδευτικῆς περιόδου.</text:p>
            <text:p text:style-name="Table_20_Contents">τοῦτο μὲν ἐν νῴ ἐχόντων οἶ πρωτόπειροι· ἀπόρρητόν ε’στι πᾶσι τοῖς μαθηταῖς εἰσελθεῖν εἰς τὴν ὕλην τὴν παρ’ ἡμῖν.</text:p>
            <text:p text:style-name="Table_20_Contents">καὶ ἐνίους δεῖ τῶν πρεσβυτέρων τοῦτο φυλάξαι.</text:p>
            <text:p text:style-name="Table_20_Contents">καὶ τοῖς ὄμμασιν ἤστραπτεν ἐπὶ τὼ Εὐισηλίω.</text:p>
            <text:p text:style-name="Table_20_Contents">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ext:p text:style-name="Table_20_Contents">ἡ δοκιμασία γενήσεται ἡ πρὸς τὴν ἷκαροσφαιρικὴν τῇ δευτέρᾳ τῆς περιόδου ἑβδομάδι.</text:p>
            <text:p text:style-name="Table_20_Contents">χρὴ οὖν τοὺς βουλομένους ἇγωνίζεθαι ἐν ταῖς οἰκείαις ἀγέλαις ξυγγενέσθαι τῇ Εὐχρῇ.</text:p>
            <text:p text:style-name="Table_20_Contents">104 ΑΡΕΙοΣ Πο ΤΗΡ 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ext:p text:style-name="Table_20_Contents">μετὰ δέ ταῦτα ὀλίγοι τινές ἐγέλασαν καὶ ὁ ’Ἄρειος καὶ τῷ Περσεῖ τονθορύζων τι Μῶν, ἔφη, σπουδάζεται τοῦτο, ὁ δὲ τοξοποιῶν τὰς ὀφρῦς ἐπὶ τὸν Διμπλόδωρον βλέπων ἅμα Πῶς γὰρ οὔκ; ἔφη.</text:p>
            <text:p text:style-name="Table_20_Contents">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ext:p text:style-name="Table_20_Contents">καί μὴν τοῖς γε πρυτανεύουσιν ἔδει φράσαι, ὡς ε”μοιγε δοκεῖ.</text:p>
            <text:p text:style-name="Table_20_Contents">ὁ δέ Διμπλόδωρος Καὶ νῦν, ἔφη, πρὶν κοιμᾶσθαι, τὸν ὕμνον ᾄδωμεν (Υογοητικόν.</text:p>
            <text:p text:style-name="Table_20_Contents">ἐν δέ τούτῳ ’Άρειος συνῄδει τῶν ἑτέρων σοφιστῶν μειδιώντων μὲν ἔτι, δοκούντων δ’ ἅμα ἧττον ἤδη εὐφραίνεσθαι.</text:p>
            <text:p text:style-name="Table_20_Contents">ἐκεῖνος δ’ ε”σεισέ τι τὴν ῥάβδον ὥσπερ θέλων μυῖαν ἐκκροῦσαι ἀπὸ τῆς ἀκωκῆς.</text:p>
            <text:p text:style-name="Table_20_Contents">καὶ ταινία μακρὰ καὶ χρυσῆ ἐκπταμένη ᾐωρήθη μετέωρος ὑπὲρ τῶν τραπεζῶν καὶ εἱλίσσετο γράμματα ποιουμένη καθάπερ ἐχίδνης σπειράματα.</text:p>
            <text:p text:style-name="Table_20_Contents">Καὶ πᾶς τις ἑλέσθω τὸ ἴδιον μέλος ὅ τι ἂν φίλτατον ᾗ εἶα.</text:p>
            <text:p text:style-name="Table_20_Contents">ὥρα γὰρ μελῳδεῖν.</text:p>
            <text:p text:style-name="Table_20_Contents">καί πάντες οἱ μαθηταὶ μυκώμενοι ἤρξαντο ὧδε· 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p>
            <text:p text:style-name="Table_20_Contents"><text:soft-page-break/>σὺ δέ δὴ σοφὸς πεφυκὼς σοφίαν δός ἡμῖν ἐσθλήν, νεότητά τ’ ἐξελαύνων κατάγων τε τάκπεσόντα.</text:p>
            <text:p text:style-name="Table_20_Contents">τὸ σὸν σύ πράσσοις· τᾶλλα πάνθ’ ἡμῖν μέλει πάντ’ ἂν μαθοῦσιν ἔστ’ ἂν ἀποσαπῄ νόος.</text:p>
            <text:p text:style-name="Table_20_Contents">καὶ ἄλλος ἄλλοτε ἐτελεύτησε τὴν ᾠδήν.</text:p>
            <text:p text:style-name="Table_20_Contents">τέλος δέ οἱ Εὐισήλιοι μόνοι ἔτι ὑμνοῦντες διετέλουν πολλῆς μετὰ βραδύτητος ὡσεὶ θρηνοῦντες.</text:p>
            <text:p text:style-name="Table_20_Contents">ᾅδοντων μέντοι ε”τι τοῦς τελευταίους στίχους ἐχειροτόνησεν ὁ Διμπλόδωρος τῇ ῥάβδῳ’ παυσαμένων δ’ ἐν πρώτοις ῆν τῶν μέγα θορυβούντων.</text:p>
            <text:p text:style-name="Table_20_Contents">ο ΠΜ οΣ ΝΕΜΗΤΗΣ 10 5 καί δακρύσας τι ’Ῑοὺ ιὀὑ τῆς μουσικῆς, ἔφη.</text:p>
            <text:p text:style-name="Table_20_Contents">μαγικὸν γάρ ε’στί τι ὑπὲρ τὰ ἐνθάδε.</text:p>
            <text:p text:style-name="Table_20_Contents">καὶ μὴν ὥρα ἐστὶ κοιμᾶσθαι.</text:p>
            <text:p text:style-name="Table_20_Contents">ε”ρρετε δῆτα.</text:p>
            <text:p text:style-name="Table_20_Contents">οἱ δέ τῶν Γρυφινδώρων πρωτόπειροι ἕσποντο τῷ Περσεῖ διὰ τῶν ἀθροιζομένων καὶ πόλλ’ ε”τι λαλούντων ἡγουμένῳ ἐκ τοῦ μεγάρου καί ἀνὰ τὸν ἀναβαθμόν μαρμαρίνου.</text:p>
            <text:p text:style-name="Table_20_Contents">ὁ δ’ ’Ἀρειος ᾔσθετο τῶν σκελῶν πάλιν μολυβδίνων πως γεγενη- μένων τοῦτο δὲ νῦν δὴ ε”πασχεν ὡς πόνοις τε τρυχόμενος καὶ σίτῳ βεβυσμένος, 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 κεκρυμμένων ὄπισθε φατνωμάτων ξυλίνων ἢ παραπετασμάτων ποικίλων, καί πλείονας ἀνέβησαν ἐπὶ κλίμακας χασμώμενοι ἅμα καὶ βραδύτερον ἀεὶ βαδίζοντες.</text:p>
            <text:p text:style-name="Table_20_Contents">βουλομένου δ’ Ἁρείου πυθέσθαι ὅποσόν τι ἄπωθεν ἔτ’ ἐστὶ τὸ τέρμα τῆς ὁδοῦ, ἐξ ἀπροσδοκήτου εἱστήκεσαν.</text:p>
            <text:p text:style-name="Table_20_Contents">φάκελος γὰρ βακτηρίων μετέωρος αἰωρούμενος ἐναντίον ἐκείνων προσέβαλλε τῴ Περσεῖ βαδίζοντι ἐπ’ αὐτόν.</text:p>
            <text:p text:style-name="Table_20_Contents">ὁ δέ πρὸς οῦς τοῖς πρωτοπείροις λέγων Ποιφύκτης γάρ ἐστιν, ἔφη, δαιμόνιον φαῦλον.</text:p>
            <text:p text:style-name="Table_20_Contents">καὶ μείζονι τῇ φωνῇ Ὦ Ποίφυκτα, προφαίνου.</text:p>
            <text:p text:style-name="Table_20_Contents">ἐρυγμὸν δέ τινα μέγαν ἀντ’ ἀποκρίσεως παρ’ αὐτοῦ ἥκουσαν καθάπερ πνεῦμα ε’κπνοούμενον ἀπ’ ἀσκοῦ πεφυσημένου.</text:p>
            <text:p text:style-name="Table_20_Contents">Ἠ θέλεις με μετελθεῖν τὸν Βαρόνον Αἶματοσταγῆ; κᾶπειτα ψόφον ἀκούσαντες μικρόν τινα κατὰ πρόσωπον εἶδον ἀνθρωπίσκον μετέωρον ὀκλάζοντα καὶ τῶν βακτηρίων λαμβανόμενον.</text:p>
            <text:p text:style-name="Table_20_Contents"><text:soft-page-break/>ὁ δέ μαστιγίας ἐδόκει εἶναι μέλανάς τε παρέχων τοὺς ὀφθαλμοὺς καὶ εὐρὺ τὸ στόμα.</text:p>
            <text:p text:style-name="Table_20_Contents">καῖ μάλα σαρδάνιον ἀνακαγχάσας Μορμώ, ε”φη βοῶν, μορμὼ τῆς πρωτοπειρίας, ὦ βρεφύλλια.</text:p>
            <text:p text:style-name="Table_20_Contents">ῶ τοῦ γέλωτος.</text:p>
            <text:p text:style-name="Table_20_Contents">κατασκήπτοντος δ’ ἀέλπτως εἰς ἐκείνους, πάντες δέει κάτω ε”νευσαν.</text:p>
            <text:p text:style-name="Table_20_Contents">ὁ δέ Περσεὺς γρύζων τι Οὐκ ἐς κόρακας, ἔφη, ἐρρήσεις, ὦ Ποίφυκτα; ἐὰν δέ μή, ἦ κάρθ’ ὁ Βαρόνος ἀκούσεται· οὐ γὰρ μάτην λέγω.</text:p>
            <text:p text:style-name="Table_20_Contents">ἐκεῖνος δέ γλῶτταν ἐξώσας ἠφανίσθη, τὰ βακτήρια μεθεὶς ἅμα εἶς τὴν τοῦ Νεφελώδους κεφαλήν.</text:p>
            <text:p text:style-name="Table_20_Contents">ἥκουσαν δ’ αὐτοῦ ἀπᾴττοντος· ε”σειε γὰρ τὰς πανοπλίας παριών.</text:p>
            <text:p text:style-name="Table_20_Contents">πορευομένοις δ’ αὖθις ὁ Περσεύς Δεῖ γὰρ οὖν, ἔφη, εὐλαβεῖσθαι τὸν Ποιφύκτην.</text:p>
            <text:p text:style-name="Table_20_Contents">ὁ γὰρ Βαρόνος Αἱματοσταγὴς μόνος οἷός τ’ </text:p>
          </table:table-cell>
          <table:table-cell table:style-name="Table1.A1" office:value-type="string">
            <text:p text:style-name="Table_20_Contents">I hope each of you will be a credit to whichever house becomes yours.</text:p>
            <text:p text:style-name="Table_20_Contents">"The Sorting Ceremony will take place in a few minutes in front of the rest of the school. I suggest you all smarten yourselves up as much as you can while you are waiting."</text:p>
            <text:p text:style-name="Table_20_Contents">Her eyes lingered for a moment on Neville's cloak, which was fastened under his left ear, and on Ron's smudged nose. Harry nervously tried to flatten his hair.</text:p>
            <text:p text:style-name="Table_20_Contents">"I shall return when we are ready for you," said Professor McGonagall.</text:p>
            <text:p text:style-name="Table_20_Contents">"Please wait quietly."</text:p>
            <text:p text:style-name="Table_20_Contents">She left the chamber. Harry swallowed.</text:p>
            <text:p text:style-name="Table_20_Contents">"How exactly do they sort us into houses?" he asked Ron.</text:p>
            <text:p text:style-name="Table_20_Contents">"Some sort of test, I think. Fred said it hurts a lot, but I think he was joking."</text:p>
            <text:p text:style-name="Table_20_Contents">Harry's heart gave a horrible jolt. A test? In front of the whole school? But he didn't know any magic yet -- what on earth would he have to do? He hadn't expected something like this the moment they arrived.</text:p>
            <text:p text:style-name="Table_20_Contents">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text:p>
            <text:p text:style-name="Table_20_Contents">Then something happened that made him jump about a foot in the air -- several people behind him screamed.</text:p>
            <text:p text:style-name="Table_20_Contents">"What the --?"</text:p>
            <text:p text:style-name="Table_20_Contents">He gasped. So did the people around him. About twenty ghosts had just streamed through the back <text:soft-page-break/>wall. Pearly-white and slightly transparent, they glided across the room talking to one another and hardly glancing at the first years. They seemed to be arguing. What looked like a fat little monk was saying: "Forgive and forget, I say, we ought to give him a second chance --"</text:p>
            <text:p text:style-name="Table_20_Contents">"My dear Friar, haven't we given Peeves all the chances he deserves? He gives us all a bad name and you know, he's not really even a ghost -- I say, what are you all doing here?"</text:p>
            <text:p text:style-name="Table_20_Contents">A ghost wearing a ruff and tights had suddenly noticed the first years.</text:p>
            <text:p text:style-name="Table_20_Contents">Nobody answered.</text:p>
            <text:p text:style-name="Table_20_Contents">"New students!" said the Fat Friar, smiling around at them. "About to be Sorted, I suppose?"</text:p>
            <text:p text:style-name="Table_20_Contents">A few people nodded mutely.</text:p>
            <text:p text:style-name="Table_20_Contents">"Hope to see you in Hufflepuff!" said the Friar. "My old house, you know."</text:p>
            <text:p text:style-name="Table_20_Contents">"Move along now," said a sharp voice. "The Sorting Ceremony's about to start."</text:p>
            <text:p text:style-name="Table_20_Contents">Professor McGonagall had returned. One by one, the ghosts floated away through the opposite wall.</text:p>
            <text:p text:style-name="Table_20_Contents">"Now, form a line," Professor McGonagall told the first years, "and follow me."</text:p>
            <text:p text:style-name="Table_20_Contents">Feeling oddly as though his legs had turned to lead, Harry got into line behind a boy with sandy hair, with Ron behind him, and they walked out of the chamber, back across the hall, and through a pair of double doors into the Great Hall.</text:p>
            <text:p text:style-name="Table_20_Contents">Harry had never even imagined such a strange and splendid place. It was lit by thousands and thousands of candles that were floating in midair over four long tables, where the rest of the students were sitting.</text:p>
            <text:p text:style-name="Table_20_Contents">These tables were laid with glittering golden plates and goblets. At the top of the hall was another long table where the teachers were sitting.</text:p>
            <text:p text:style-name="Table_20_Contents">Professor McGonagall led the first years up here, so that they came to a halt in a line facing the other students, with the teachers behind them.</text:p>
            <text:p text:style-name="Table_20_Contents">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text:p>
            <text:p text:style-name="Table_20_Contents">It was hard to believe there was a ceiling there at <text:soft-page-break/>all, and that the Great Hall didn't simply open on to the heavens.</text:p>
            <text:p text:style-name="Table_20_Contents">Harry quickly looked down again as Professor McGonagall silently placed a four-legged stool in front of the first years. On top of the stool she put a pointed wizard's hat. This hat was patched and frayed and extremely dirty. Aunt Petunia wouldn't have let it in the house.</text:p>
            <text:p text:style-name="Table_20_Contents">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text:p>
            <text:p text:style-name="Table_20_Contents">You can keep your bowlers black, Your top hats sleek and tall, For I'm the Hogwarts Sorting Hat And I can cap them all.</text:p>
            <text:p text:style-name="Table_20_Contents">There's nothing hidden in your head The Sorting Hat can't see, So try me on and I will tell you Where you ought to be.</text:p>
            <text:p text:style-name="Table_20_Contents">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text:p>
            <text:p text:style-name="Table_20_Contents">So put me on! Don't be afraid! And don't get in a flap! You're in safe hands (though I have none) For I'm a Thinking Cap!"</text:p>
            <text:p text:style-name="Table_20_Contents">The whole hall burst into applause as the hat finished its song. It bowed to each of the four tables and then became quite still again.</text:p>
            <text:p text:style-name="Table_20_Contents">"So we've just got to try on the hat!" Ron whispered to Harry. "I'll kill Fred, he was going on about wrestling a troll."</text:p>
            <text:p text:style-name="Table_20_Contents">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text:soft-page-break/>house for people who felt a bit queasy, that would have been the one for him.</text:p>
            <text:p text:style-name="Table_20_Contents">Professor McGonagall now stepped forward holding a long roll of parchment.</text:p>
            <text:p text:style-name="Table_20_Contents">"When I call your name, you will put on the hat and sit on the stool to be sorted," she said. "Abbott, Hannah!"</text:p>
            <text:p text:style-name="Table_20_Contents">A pink-faced girl with blonde pigtails stumbled out of line, put on the hat, which fell right down over her eyes, and sat down. A moments pause -- "HUFFLEPUFF!" shouted the hat.</text:p>
            <text:p text:style-name="Table_20_Contents">The table on the right cheered and clapped as Hannah went to sit down at the Hufflepuff table. Harry saw the ghost of the Fat Friar waving merrily at her.</text:p>
            <text:p text:style-name="Table_20_Contents">"Bones, Susan!"</text:p>
            <text:p text:style-name="Table_20_Contents">"HUFFLEPUFF!" shouted the hat again, and Susan scuttled off to sit next to Hannah.</text:p>
            <text:p text:style-name="Table_20_Contents">"Boot, Terry!"</text:p>
            <text:p text:style-name="Table_20_Contents">"RAVENCLAW!"</text:p>
            <text:p text:style-name="Table_20_Contents">The table second from the left clapped this time; several Ravenclaws stood up to shake hands with Terry as he joined them.</text:p>
            <text:p text:style-name="Table_20_Contents">" Brocklehurst, Mandy" went to Ravenclaw too, but "Brown, Lavender"</text:p>
            <text:p text:style-name="Table_20_Contents">became the first new Gryffindor, and the table on the far left exploded with cheers; Harry could see Ron's twin brothers catcalling.</text:p>
            <text:p text:style-name="Table_20_Contents">"Bulstrode, Millicent" then became a Slytherin. Perhaps it was Harry's imagination, after all he'd heard about Slytherin, but he thought they looked like an unpleasant lot. He was starting to feel definitely sick now. He remembered being picked for teams during gym at his old school.</text:p>
            <text:p text:style-name="Table_20_Contents">He had always been last to be chosen, not because he was no good, but because no one wanted Dudley to think they liked him.</text:p>
            <text:p text:style-name="Table_20_Contents">"Finch-Fletchley, Justin!"</text:p>
            <text:p text:style-name="Table_20_Contents">"HUFFLEPUFF!"</text:p>
            <text:p text:style-name="Table_20_Contents">Sometimes, Harry noticed, the hat shouted out the house at once, but at others it took a little while to decide. "Finnigan, Seamus," the sandy-haired boy next to Harry in the line, sat on the stool for almost a whole minute before the hat declared him a Gryffindor.</text:p>
            <text:p text:style-name="Table_20_Contents">"Granger, Hermione!"</text:p>
            <text:p text:style-name="Table_20_Contents">Hermione almost ran to the stool and jammed the hat eagerly on her head.</text:p>
            <text:p text:style-name="Table_20_Contents">"GRYFFINDOR!" shouted the hat. Ron groaned.</text:p>
            <text:p text:style-name="Table_20_Contents"><text:soft-page-break/>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text:p>
            <text:p text:style-name="Table_20_Contents">Malfoy swaggered forward when his name was called and got his wish at once: the hat had barely touched his head when it screamed, "SLYTHERIN!"</text:p>
            <text:p text:style-name="Table_20_Contents">Malfoy went to join his friends Crabbe and Goyle, looking pleased with himself.</text:p>
            <text:p text:style-name="Table_20_Contents">There weren't many people left now. "Moon" "Nott" "Parkinson" then a pair of twin girls, "Patil" and "Patil" then "Perks, Sally-Anne" and then, at last -- "Potter, Harry!"</text:p>
            <text:p text:style-name="Table_20_Contents">As Harry stepped forward, whispers suddenly broke out like little hissing fires all over the hall.</text:p>
            <text:p text:style-name="Table_20_Contents">"Potter, did she say?"</text:p>
            <text:p text:style-name="Table_20_Contents">The Harry Potter?"</text:p>
            <text:p text:style-name="Table_20_Contents">The last thing Harry saw before the hat dropped over his eyes was the hall full of people craning to get a good look at him. Next second he was looking at the black inside of the hat. He waited.</text:p>
            <text:p text:style-name="Table_20_Contents">Hmm," said a small voice in his ear. "Difficult. Very difficult. Plenty of courage, I see. Not a bad mind either. There's talent, A my goodness, yes -- and a nice thirst to prove yourself, now that's interesting....</text:p>
            <text:p text:style-name="Table_20_Contents">So where shall I put you?"</text:p>
            <text:p text:style-name="Table_20_Contents">Harry gripped the edges of the stool and thought, Not Slytherin, not Slytherin.</text:p>
            <text:p text:style-name="Table_20_Contents">"Not Slytherin, eh?" said the small voice. "Are you sure? You could be great, you know, it's all here in your head, and Slytherin will help you on the way to greatness, no doubt about that -- no? Well, if you're sure -- better be GRYFFINDOR!"</text:p>
            <text:p text:style-name="Table_20_Contents">Harry heard the hat shout the last word to the whole hall. He took off the hat and walked shakily toward the Gryffindor table. He was so relieved to have been chosen and not put in Slytherin, he hardly noticed that he was getting the loudest cheer yet. <text:soft-page-break/>Percy the Prefect got up and shook his hand vigorously, while the Weasley twins yelled, "We got Potter! We got Potter!" Harry sat down opposite the ghost in the ruff he'd seen earlier. The ghost patted his arm, giving Harry the sudden, horrible feeling he'd just plunged it into a bucket of ice-cold water.</text:p>
            <text:p text:style-name="Table_20_Contents">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text:p>
            <text:p text:style-name="Table_20_Contents">And now there were only three people left to be sorted. "Thomas, Dean,"</text:p>
            <text:p text:style-name="Table_20_Contents">a Black boy even taller than Ron, joined Harry at the Gryffindor table.</text:p>
            <text:p text:style-name="Table_20_Contents">"Turpin, Lisa," became a Ravenclaw and then it was Ron's turn. He was pale green by now. Harry crossed his fingers under the table and a second later the hat had shouted, "GRYFFINDOR!"</text:p>
            <text:p text:style-name="Table_20_Contents">Harry clapped loudly with the rest as Ron collapsed into the chair next to him.</text:p>
            <text:p text:style-name="Table_20_Contents">"Well done, Ron, excellent," said Percy Weasley Pompously across Harry as "Zabini, Blaise," was made a Slytherin. Professor McGonagall rolled up her scroll and took the Sorting Hat away.</text:p>
            <text:p text:style-name="Table_20_Contents">Harry looked down at his empty gold plate. He had only just realized how hungry he was. The pumpkin pasties seemed ages ago.</text:p>
            <text:p text:style-name="Table_20_Contents">Albus Dumbledore had gotten to his feet. He was beaming at the students, his arms opened wide, as if nothing could have pleased him more than to see them all there.</text:p>
            <text:p text:style-name="Table_20_Contents">"Welcome," he said. "Welcome to a new year at Hogwarts! Before we begin our banquet, I would like to say a few words. And here they are: Nitwit! Blubber! Oddment! Tweak! "Thank you!"</text:p>
            <text:p text:style-name="Table_20_Contents">He sat back down. Everybody clapped and cheered. Harry didn't know whether to laugh or not.</text:p>
            <text:p text:style-name="Table_20_Contents">"Is he -- a bit mad?" he asked Percy uncertainly.</text:p>
            <text:p text:style-name="Table_20_Contents">"Mad?" said Percy airily. "He's a genius! Best wizard in the world! But he is a bit mad, yes. <text:soft-page-break/>Potatoes, Harry?"</text:p>
            <text:p text:style-name="Table_20_Contents">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text:p>
            <text:p text:style-name="Table_20_Contents">The Dursleys had never exactly starved Harry, but he'd never been allowed to eat as much as he liked. Dudley had always taken anything that Harry really wanted, even if It made him sick. Harry piled his plate with a bit of everything except the peppermints and began to eat.</text:p>
            <text:p text:style-name="Table_20_Contents">It was all delicious.</text:p>
            <text:p text:style-name="Table_20_Contents">"That does look good," said the ghost in the ruff sadly, watching Harry cut up his steak, "Can't you --?"</text:p>
            <text:p text:style-name="Table_20_Contents">I haven't eaten for nearly four hundred years," said the ghost. "I don't need to, of course, but one does miss it. I don't think I've in troduced myself? Sir Nicholas de Mimsy-Porpington at your service. Resident ghost of Gryffindor Tower."</text:p>
            <text:p text:style-name="Table_20_Contents">"I know who you are!" said Ron suddenly. "My brothers told me about you -- you're Nearly Headless Nick!"</text:p>
            <text:p text:style-name="Table_20_Contents">"I would prefer you to call me Sir Nicholas de Mimsy --" the ghost began stiffly, but sandy-haired Seamus Finnigan interrupted.</text:p>
            <text:p text:style-name="Table_20_Contents">"Nearly Headless? How can you be nearly headless?"</text:p>
            <text:p text:style-name="Table_20_Contents">Sir Nicholas looked extremely miffed, as if their little chat wasn't going at all the way he wanted.</text:p>
            <text:p text:style-name="Table_20_Contents">"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text:p>
            <text:p text:style-name="Table_20_Contents">Harry looked over at the Slytherin table and saw a horrible ghost sitting there, with blank staring eyes, <text:soft-page-break/>a gaunt face, and robes stained with silver blood. He was right next to Malfoy who, Harry was pleased to see, didn't look too pleased with the seating arrangements.</text:p>
            <text:p text:style-name="Table_20_Contents">"How did he get covered in blood?" asked Seamus with great interest.</text:p>
            <text:p text:style-name="Table_20_Contents">"I've never asked," said Nearly Headless Nick delicately.</text:p>
            <text:p text:style-name="Table_20_Contents">When everyone had eaten as much as they could, the remains of the food faded from the plates, leaving them sparkling clean as before. A moment later the desserts appeared. Blocks of ice cream in every flavor you could think of, apple pies, treacle tarts, chocolate eclairs and jam doughnuts, trifle, strawberries, Jell-O, rice pudding -- “</text:p>
            <text:p text:style-name="Table_20_Contents">As Harry helped himself to a treacle tart, the talk turned to their families.</text:p>
            <text:p text:style-name="Table_20_Contents">"I'm half-and-half," said Seamus. "Me dad's a Muggle. Mom didn't tell him she was a witch 'til after they were married. Bit of a nasty shock for him."</text:p>
            <text:p text:style-name="Table_20_Contents">The others laughed.</text:p>
            <text:p text:style-name="Table_20_Contents">"What about you, Neville?" said Ron.</text:p>
            <text:p text:style-name="Table_20_Contents">"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text:p>
            <text:p text:style-name="Table_20_Contents">On Harry's other side, Percy Weasley and Hermione were talking about lessons ("I do hope they start right away, there's so much to learn, I'm particularly interested in Transfiguration, you know, turning something into something else, of course, it's supposed to be very difficult-"; "You'll be starting small, just matches into needles and that sort of thing -- ").</text:p>
            <text:p text:style-name="Table_20_Contents">Harry, who was starting to feel warm and sleepy, <text:soft-page-break/>looked up at the High Table again. Hagrid was drinking deeply from his goblet.</text:p>
            <text:p text:style-name="Table_20_Contents">Professor McGonagall was talking to Professor Dumbledore. Professor Quirrell, in his absurd turban, was talking to a teacher with greasy black hair, a hooked nose, and sallow skin.</text:p>
            <text:p text:style-name="Table_20_Contents">It happened very suddenly. The hook-nosed teacher looked past Quirrell's turban straight into Harry's eyes -- and a sharp, hot pain shot across the scar on Harry's forehead.</text:p>
            <text:p text:style-name="Table_20_Contents">"Ouch!" Harry clapped a hand to his head.</text:p>
            <text:p text:style-name="Table_20_Contents">"What is it?" asked Percy.</text:p>
            <text:p text:style-name="Table_20_Contents">"N-nothing."</text:p>
            <text:p text:style-name="Table_20_Contents">The pain had gone as quickly as it had come. Harder to shake off was the feeling Harry had gotten from the teacher's look -- a feeling that he didn't like Harry at all.</text:p>
            <text:p text:style-name="Table_20_Contents">"Who's that teacher talking to Professor Quirrell?" he asked Percy.</text:p>
            <text:p text:style-name="Table_20_Contents">"Oh, you know Quirrell already, do you? No wonder he's looking so nervous, that's Professor Snape. He teaches Potions, but he doesn't want to -- everyone knows he's after Quirrell's job. Knows an awful lot about the Dark Arts, Snape."</text:p>
            <text:p text:style-name="Table_20_Contents">Harry watched Snape for a while, but Snape didn't look at him again.</text:p>
            <text:p text:style-name="Table_20_Contents">At last, the desserts too disappeared, and Professor Dumbledore got to his feet again. The hall fell silent.</text:p>
            <text:p text:style-name="Table_20_Contents">"Ahern -- just a few more words now that we are all fed and watered. I have a few start-of-term notices to give you.</text:p>
            <text:p text:style-name="Table_20_Contents">"First years should note that the forest on the grounds is forbidden to all pupils. And a few of our older students would do well to remember that as well."</text:p>
            <text:p text:style-name="Table_20_Contents">Dumbledore's twinkling eyes flashed in the direction of the Weasley twins.</text:p>
            <text:p text:style-name="Table_20_Contents">"I have also been asked by Mr. Filch, the caretaker, to remind you all that no magic should be used between classes in the corridors.</text:p>
            <text:p text:style-name="Table_20_Contents">"Quidditch trials will be held in the second week of the term. Anyone interested in playing for their house teams should contact Madam Hooch.</text:p>
            <text:p text:style-name="Table_20_Contents">"And finally, I must tell you that this year, the third-floor corridor on the right-hand side is out of bounds to everyone who does not wish to die a very painful death."</text:p>
            <text:p text:style-name="Table_20_Contents">Harry laughed, but he was one of the few who did.</text:p>
            <text:p text:style-name="Table_20_Contents">"He's not serious?" he muttered to Percy.</text:p>
            <text:p text:style-name="Table_20_Contents">"Must be," said Percy, frowning at Dumbledore. "It's odd, because he usually gives us a reason why we're not allowed to go somewhere -- the forest's full of dangerous beasts, everyone knows that. I do think he might have told us prefects, at least."</text:p>
            <text:p text:style-name="Table_20_Contents">"And now, before we go to bed, let us sing the school song!" cried Dumbledore. Harry noticed that the other teachers' smiles had become rather fixed.</text:p>
            <text:p text:style-name="Table_20_Contents">Dumbledore gave his wand a little flick, as if he was trying to get a fly off the end, and a long golden ribbon flew out of it, which rose high above the tables and twisted itself, snakelike, into words.</text:p>
            <text:p text:style-name="Table_20_Contents">"Everyone pick their favorite tune," said Dumbledore, "and off we go!"</text:p>
            <text:p text:style-name="Table_20_Contents">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text:p>
            <text:p text:style-name="Table_20_Contents">Everybody finished the song at different times. At last, only the Weasley twins were left singing along to a very slow funeral march.</text:p>
            <text:p text:style-name="Table_20_Contents">Dumbledore conducted their last few lines with his wand and when they had finished, he was one of those who clapped loudest.</text:p>
            <text:p text:style-name="Table_20_Contents">"Ah, music," he said, wiping his eyes. "A magic beyond all we do here! And now, bedtime. Off you trot!"</text:p>
            <text:p text:style-name="Table_20_Contents">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text:p>
            <text:p text:style-name="Table_20_Contents">A bundle of walking sticks was floating in midair ahead of them, and as Percy took a step toward them they started throwing themselves at him.</text:p>
            <text:p text:style-name="Table_20_Contents">"Peeves," Percy whispered to the first years. "A <text:soft-page-break/>poltergeist." He raised his voice, "Peeves -- show yourself"</text:p>
            <text:p text:style-name="Table_20_Contents">A loud, rude sound, like the air being let out of a balloon, answered.</text:p>
            <text:p text:style-name="Table_20_Contents">"Do you want me to go to the Bloody Baron?"</text:p>
            <text:p text:style-name="Table_20_Contents">There was a pop, and a little man with wicked, dark eyes and a wide mouth appeared, floating cross- legged in the air, clutching the walking sticks.</text:p>
            <text:p text:style-name="Table_20_Contents">"Oooooooh!" he said, with an evil cackle. "Ickle Firsties! What fun!"</text:p>
            <text:p text:style-name="Table_20_Contents">He swooped suddenly at them. They all ducked.</text:p>
            <text:p text:style-name="Table_20_Contents">"Go away, Peeves, or the Baron'll hear about this, I mean it!" barked Percy.</text:p>
            <text:p text:style-name="Table_20_Contents">Peeves stuck out his tongue and vanished, dropping the walking sticks on Neville's head. They heard him zooming away, rattling coats of armor as he passed.</text:p>
            <text:p text:style-name="Table_20_Contents">"You want to watch out for Peeves," said Percy, as they set off again.</text:p>
            <text:p text:style-name="Table_20_Contents">"The Bloody Baron's the only one who can control him, he won't even listen to us prefects. Here we are."</text:p>
            <text:p text:style-name="Table_20_Contents">At the very end of the corridor hung a portrait of a very fat woman in a pink silk dress.</text:p>
            <text:p text:style-name="Table_20_Contents">"Password?" she said. "Caput Draconis," said Percy, and the portrait swung forward to reveal a round hole in the wall. They all scrambled through it -- Neville needed a leg up -- and found themselves in the Gryffindor common room, a cozy, round room full of squashy armchairs.</text:p>
            <text:p text:style-name="Table_20_Contents">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text:p>
            <text:p text:style-name="Table_20_Contents">" Great food, isn't it?" Ron muttered to Harry through the hangings.</text:p>
            <text:p text:style-name="Table_20_Contents">"Get off, Scabbers! He's chewing my sheets."</text:p>
            <text:p text:style-name="Table_20_Contents">Harry was going to ask Ron if he'd had any of the treacle tart, but he fell asleep almost at once.</text:p>
            <text:p text:style-name="Table_20_Contents">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text:soft-page-break/>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text:p>
            <text:p text:style-name="Table_20_Contents">He rolled over and fell asleep again, and when he woke next day, he didn't remember the dream at all.</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6T15:08:17.520000000</meta:creation-date>
    <dc:date>2023-09-06T15:26:14.685000000</dc:date>
    <meta:editing-duration>PT17M53S</meta:editing-duration>
    <meta:editing-cycles>7</meta:editing-cycles>
    <meta:generator>LibreOffice/7.6.0.3$Windows_X86_64 LibreOffice_project/69edd8b8ebc41d00b4de3915dc82f8f0fc3b6265</meta:generator>
    <meta:document-statistic meta:table-count="1" meta:image-count="0" meta:object-count="0" meta:page-count="17" meta:paragraph-count="444" meta:word-count="8775" meta:character-count="51265" meta:non-whitespace-character-count="42930"/>
  </office:meta>
</office:document-meta>
</file>